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400000035C307B14D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17cm" svg:height="9.137cm" draw:z-index="0"><draw:image xlink:href="Pictures/10000000000006400000035C307B14D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8-11T16:22:24.32</meta:creation-date>
    <dc:date>2020-08-11T16:23:15.01</dc:date>
    <meta:editing-duration>PT51S</meta:editing-duration>
    <meta:editing-cycles>1</meta:editing-cycles>
    <meta:generator>OpenOffice/4.1.7$Win32 OpenOffice.org_project/417m1$Build-9800</meta:generator>
    <meta:document-statistic meta:table-count="0" meta:image-count="1" meta:object-count="0" meta:page-count="1" meta:paragraph-count="0" meta:word-count="0" meta:character-count="0"/>
  </office:meta>
</office:document-meta>
</file>